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Open Sans" svg:font-family="Open Sans" style:font-family-generic="swiss" style:font-pitch="variable" svg:panose-1="2 11 6 6 3 5 4 2 2 4"/>
    <style:font-face style:name="Calibri Light" svg:font-family="Calibri Light" style:font-family-generic="swiss" style:font-pitch="variable" svg:panose-1="2 15 3 2 2 2 4 3 2 4"/>
  </office:font-face-decls>
  <office:automatic-styles>
    <style:style style:name="P1" style:parent-style-name="Normale" style:master-page-name="MP0" style:family="paragraph">
      <style:paragraph-properties fo:break-before="page" fo:text-align="justify"/>
    </style:style>
    <style:style style:name="T2" style:parent-style-name="Car.predefinitoparagrafo" style:family="text">
      <style:text-properties style:font-name="Open Sans" style:font-name-complex="Open Sans" fo:color="#2D2D2D" fo:font-size="10.5pt" style:font-size-asian="10.5pt" style:font-size-complex="10.5pt" fo:background-color="#FFFFFF"/>
    </style:style>
    <style:style style:name="T3" style:parent-style-name="Car.predefinitoparagrafo" style:family="text">
      <style:text-properties style:font-name="Open Sans" style:font-name-complex="Open Sans" fo:color="#2D2D2D" fo:font-size="10.5pt" style:font-size-asian="10.5pt" style:font-size-complex="10.5pt" fo:background-color="#FFFFFF"/>
    </style:style>
    <style:style style:name="T4" style:parent-style-name="Car.predefinitoparagrafo" style:family="text">
      <style:text-properties style:font-name="Open Sans" style:font-name-complex="Open Sans" fo:color="#2D2D2D" fo:font-size="10.5pt" style:font-size-asian="10.5pt" style:font-size-complex="10.5pt" fo:background-color="#FFFFFF"/>
    </style:style>
  </office:automatic-styles>
  <office:body>
    <office:text text:use-soft-page-breaks="true">
      <text:p text:style-name="P1"><text:span text:style-name="T2">IN QUESTO LAVORO DI TESI VENGONO ANALIZZATE LE INTERCETTAZIONI TELEFONICHE TRAMITE L'UTILIZZO DI SENSORI O DEL MICROFONO SFRUTTANDO IL SISTEMA OPERATIVO ANDROID. UNA PRIMA FASE COMPILATIVA MOSTRA LE TECNICHE SPERIMENTALI PER L'INTERCETTAZIONE TRAMITE SENSORI, MENTRE NELLA SECONDA PARTE (DI TIPO DI RICERCA) VIENE MOSTRATA LA REALIZZAZIONE DI UN'APPLICAZIONE SPYWARE DA INSTALLARE SUL TELEFONO CHE OLTRE AD OFFRIRE FUNZIONI UTILI PER L'UTENTE NE SPIA LE TELEFONATE.<text:s/></text:span><text:span text:style-name="T3">INFINE,</text:span><text:span text:style-name="T4"><text:s/>VENGONO ANALIZZATI I PRO ED I CONTRO DEI DUE APPROCCI PER IL FUTURO DELLE INTERCETTAZIONI TELEFONICHE NEL CAMPO DELLA PUBBLICA SICUREZZA. ​</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Open Sans" svg:font-family="Open Sans" style:font-family-generic="swiss" style:font-pitch="variable" svg:panose-1="2 11 6 6 3 5 4 2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it" fo:country="IT" style:language-asian="en" style:country-asian="US" style:language-complex="ar" style:country-complex="SA" style:text-combine="none" fo:hyphenate="true"/>
    </style:default-style>
    <style:style style:name="Normale" style:display-name="Normale" style:family="paragraph">
      <style:text-properties fo:hyphenate="false"/>
    </style:style>
    <style:style style:name="Car.predefinitoparagrafo" style:display-name="Car. predefinito paragrafo"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0.984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Vincenzo Santoro</meta:initial-creator>
    <dc:creator>Vincenzo Santoro</dc:creator>
    <meta:creation-date>2021-02-01T07:53:00Z</meta:creation-date>
    <dc:date>2021-02-01T07:54:00Z</dc:date>
    <meta:print-date>2021-02-01T07:54:00Z</meta:print-date>
    <meta:template xlink:href="Normal" xlink:type="simple"/>
    <meta:editing-cycles>3</meta:editing-cycles>
    <meta:editing-duration>PT60S</meta:editing-duration>
    <meta:document-statistic meta:page-count="1" meta:paragraph-count="1" meta:word-count="91" meta:character-count="613" meta:row-count="4" meta:non-whitespace-character-count="523"/>
  </office:meta>
</office:document-meta>
</file>